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language="pt" fo:country="BR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10pt" fo:language="pt" fo:country="BR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0pt" fo:language="pt" fo:country="B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urier New" fo:font-size="10pt" fo:language="pt" fo:country="BR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Courier New" fo:font-size="10pt" fo:language="pt" fo:country="BR" fo:font-weight="normal" style:font-size-asian="10pt" style:font-weight-asian="normal" style:font-size-complex="10pt" style:font-weight-complex="normal"/>
    </style:style>
    <style:style style:name="P6" style:family="paragraph" style:parent-style-name="Standard" style:list-style-name="L4">
      <style:paragraph-properties fo:text-align="start" style:justify-single-word="false"/>
      <style:text-properties style:font-name="Courier New" fo:font-size="10pt" fo:language="pt" fo:country="BR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9pt" fo:language="pt" fo:country="BR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lipe Bandeira, 22/06/2012</text:p>
      <text:p text:style-name="P1">Comunicação WiFi:</text:p>
      <text:p text:style-name="P2"/>
      <text:p text:style-name="P2">Antena <text:s text:c="46"/></text:p>
      <text:p text:style-name="P2">\|/ <text:s text:c="46"/></text:p>
      <text:p text:style-name="P2"><text:s/>| <text:s text:c="47"/></text:p>
      <text:p text:style-name="P2"><text:s/>| |-------| <text:s text:c="7"/>|-----| <text:s text:c="9"/>|-----------|</text:p>
      <text:p text:style-name="P2"><text:s/>|-| MRF24 |--------| P24 |----------| Aplicação |</text:p>
      <text:p text:style-name="P2"><text:s text:c="3"/>|-------| <text:s text:c="7"/>|-----| <text:s text:c="9"/>|-----------|</text:p>
      <text:p text:style-name="P2"><text:s text:c="6"/>| <text:s text:c="14"/>| <text:s text:c="17"/>| <text:s text:c="5"/></text:p>
      <text:p text:style-name="P2"><text:s text:c="6"/>| <text:s text:c="14"/>| <text:s text:c="17"/>| <text:s text:c="5"/></text:p>
      <text:p text:style-name="P2"><text:s text:c="6"/>| <text:s text:c="11"/>|---------------| <text:s text:c="4"/>| <text:s text:c="5"/></text:p>
      <text:p text:style-name="P2"><text:s text:c="6"/>| <text:s text:c="11"/>| Gerenciamento | <text:s text:c="4"/>| <text:s text:c="5"/></text:p>
      <text:p text:style-name="P2"><text:s text:c="6"/>|------------| das Conexões <text:s/>|-----| <text:s text:c="5"/></text:p>
      <text:p text:style-name="P2"><text:s text:c="26"/>|---------------| <text:s text:c="18"/></text:p>
      <text:p text:style-name="P3"><text:s text:c="33"/></text:p>
      <text:p text:style-name="P4">O MRF24 é responsável por estabelecer a comunicação ifi com algum roteador compatível, o P24 é responsável pela pilha TCP/IP. E um ramo essencial para a comunicação wifi é o gerenciamento das conexões. Exemplo: nome da rede ou das redes, senha das redes, se é wep ou wap.</text:p>
      <text:p text:style-name="P4">Essas redes são cadastradas em um arquivo, colocado no cartão SD. Que segue a seguinte sintaxe:</text:p>
      <text:p text:style-name="P4"/>
      <text:p text:style-name="P7">[NOME_DA_REDE]</text:p>
      <text:p text:style-name="P7">rede = Yes ;</text:p>
      <text:p text:style-name="P7">ssid = “SSID_DA_REDE” ;</text:p>
      <text:p text:style-name="P7">senha = “SENHA” ; </text:p>
      <text:p text:style-name="P7">...</text:p>
      <text:p text:style-name="P4"/>
      <text:p text:style-name="P4">Esse arquivo e sua sintaxe ainda está em desenvolvimento(22/06/2012). Mas a ideia é que o campo <text:span text:style-name="T2">rede </text:span>seja apenas para informar que aquela configuração é do tipo rede. É que comentários são seguidos do caractere “;”. E novos campos deve ser terminados por “;”. Ver o documento <text:span text:style-name="T1">arq_configuração.pdf </text:span>.</text:p>
      <text:p text:style-name="P4"/>
      <text:p text:style-name="P3">As conexões seguem as seguintes regras:</text:p>
      <text:list xml:id="list42391186" text:style-name="L2">
        <text:list-item>
          <text:p text:style-name="P5">Rede sem segurança seja wep ou wap, não são prioritárias. E a conexão da V2 nessas redes deve ser especificada pelo usuário.</text:p>
        </text:list-item>
        <text:list-item>
          <text:p text:style-name="P5">A ordem de conexão não é definida pelo usuário. Essa ordem é definida da seguinte forma: Ultima rede conectada OU rede disponível no momento.</text:p>
        </text:list-item>
      </text:list>
      <text:p text:style-name="P4"/>
      <text:p text:style-name="P3">Definições mais técnicas:</text:p>
      <text:list xml:id="list42473335" text:style-name="L4">
        <text:list-item>
          <text:p text:style-name="P6">Nomes e senhas ou qualquer outro campo não podem ultrapassar 8 caracteres(excluindo o <text:span text:style-name="T1">\0, </text:span>ou seja 9).</text:p>
        </text:list-item>
        <text:list-item>
          <text:p text:style-name="P6">Cuidado ao utilizar nomes com espaços</text:p>
        </text:list-item>
        <text:list-item>
          <text:p text:style-name="P6">Senhas não devem conter caracteres especiais</text:p>
        </text:list-item>
        <text:list-item>
          <text:p text:style-name="P6">Só é permitida 4 redes cadastradas no sistema(por limitações de memoria). Qualquer rede a mais cadastrada é eliminada ou podendo ate mesmo invalidar o arquivo de cadastro.</text:p>
        </text:list-item>
      </text:list>
      <text:p text:style-name="P3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M9S</meta:editing-duration>
    <meta:editing-cycles>48</meta:editing-cycles>
    <meta:generator>LibreOffice/3.4$Win32 LibreOffice_project/340m1$Build-502</meta:generator>
    <dc:date>2012-06-22T22:39:41.83</dc:date>
    <dc:creator>Felipe Bandeira</dc:creator>
    <meta:document-statistic meta:table-count="0" meta:image-count="0" meta:object-count="0" meta:page-count="1" meta:paragraph-count="31" meta:word-count="297" meta:character-count="2110" meta:non-whitespace-character-count="1449"/>
    <meta:user-defined meta:name="Info 1"/>
    <meta:user-defined meta:name="Info 2"/>
    <meta:user-defined meta:name="Info 3"/>
    <meta:user-defined meta:name="Info 4"/>
  </office:meta>
</office:document-meta>
</file>